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167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2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AST UPDATED : 8-8-13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>
            <text:p>PROBLEMS</text:p>
          </table:table-cell>
          <table:table-cell table:style-name="ce4" office:value-type="string">
            <text:p>STATUS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2">
          <table:table-cell office:value-type="string">
            <text:p><text:a xlink:href="http://www.geeksforgeeks.org/greedy-algorithms-set-1-activity-selection-problem/">Greedy Algorithms | Set 1 (Activity Selection Problem)</text:a></text:p>
          </table:table-cell>
          <table:table-cell office:value-type="string">
            <text:p>done</text:p>
          </table:table-cell>
          <table:table-cell/>
        </table:table-row>
        <table:table-row table:style-name="ro2">
          <table:table-cell office:value-type="string">
            <text:p><text:a xlink:href="http://www.geeksforgeeks.org/greedy-algorithms-set-2-kruskals-minimum-spanning-tree-mst/">Greedy Algorithms | Set 2 (Kruskal’s Minimum Spanning Tree Algorithm)</text:a></text:p>
          </table:table-cell>
          <table:table-cell/>
          <table:table-cell office:value-type="string">
            <text:p>graph</text:p>
          </table:table-cell>
        </table:table-row>
        <table:table-row table:style-name="ro2">
          <table:table-cell office:value-type="string">
            <text:p><text:a xlink:href="http://www.geeksforgeeks.org/greedy-algorithms-set-3-huffman-coding/">Greedy Algorithms | Set 3 (Huffman Coding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greedy-algorithms-set-3-huffman-coding-set-2/">Greedy Algorithms | Set 4 (Efficient Huffman Coding for Sorted Input)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greedy-algorithms-set-5-prims-minimum-spanning-tree-mst-2/">Greedy Algorithms | Set 5 (Prim’s Minimum Spanning Tree (MST))</text:a></text:p>
          </table:table-cell>
          <table:table-cell/>
          <table:table-cell office:value-type="string">
            <text:p>graph</text:p>
          </table:table-cell>
        </table:table-row>
        <table:table-row table:style-name="ro2">
          <table:table-cell office:value-type="string">
            <text:p><text:a xlink:href="http://www.geeksforgeeks.org/greedy-algorithms-set-5-prims-mst-for-adjacency-list-representation/">Greedy Algorithms | Set 6 (Prim’s MST for Adjacency List Representation)</text:a></text:p>
          </table:table-cell>
          <table:table-cell/>
          <table:table-cell office:value-type="string">
            <text:p>graph</text:p>
          </table:table-cell>
        </table:table-row>
        <table:table-row table:style-name="ro2">
          <table:table-cell office:value-type="string">
            <text:p><text:a xlink:href="http://www.geeksforgeeks.org/greedy-algorithms-set-6-dijkstras-shortest-path-algorithm/">Greedy Algorithms | Set 7 (Dijkstra’s shortest path algorithm)</text:a></text:p>
          </table:table-cell>
          <table:table-cell/>
          <table:table-cell office:value-type="string">
            <text:p>graph</text:p>
          </table:table-cell>
        </table:table-row>
        <table:table-row table:style-name="ro2">
          <table:table-cell office:value-type="string">
            <text:p><text:a xlink:href="http://www.geeksforgeeks.org/greedy-algorithms-set-7-dijkstras-algorithm-for-adjacency-list-representation/">Greedy Algorithms | Set 8 (Dijkstra’s Algorithm for Adjacency List Representation)</text:a></text:p>
          </table:table-cell>
          <table:table-cell/>
          <table:table-cell office:value-type="string">
            <text:p>graph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0-23T13:44:11</meta:creation-date>
    <dc:date>2013-08-08T23:24:05</dc:date>
    <dc:creator>tejas </dc:creator>
    <meta:editing-duration>PT16H50M7S</meta:editing-duration>
    <meta:editing-cycles>10</meta:editing-cycles>
    <meta:generator>LibreOffice/3.5$Linux_x86 LibreOffice_project/350m1$Build-202</meta:generator>
    <meta:document-statistic meta:table-count="3" meta:cell-count="17" meta:object-count="0"/>
  </office:meta>
</office:document-meta>
</file>